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A0000012E20D4022049EE9D19.png" manifest:media-type="image/png"/>
  <manifest:file-entry manifest:full-path="Pictures/10000000000001B1000000AFB7A56E4D90B71E11.png" manifest:media-type="image/png"/>
  <manifest:file-entry manifest:full-path="Pictures/100000000000020400000136A725DD36A1095F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3b7a" officeooo:paragraph-rsid="000a3b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446e" officeooo:paragraph-rsid="000b446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de Clases</text:p>
      <text:p text:style-name="P1"><draw:frame draw:style-name="fr1" draw:name="Image1" text:anchor-type="paragraph" svg:x="1.5618in" svg:y="0.0709in" svg:width="3.8283in" svg:height="1.5472in" draw:z-index="0"><draw:image xlink:href="Pictures/10000000000001B1000000AFB7A56E4D90B71E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iagrama Entidad Relación</text:p>
      <text:p text:style-name="P2"/>
      <text:p text:style-name="P2"><draw:frame draw:style-name="fr1" draw:name="Image2" text:anchor-type="paragraph" svg:x="1.1189in" svg:y="0.0839in" svg:width="4.511in" svg:height="2.7102in" draw:z-index="1"><draw:image xlink:href="Pictures/100000000000020400000136A725DD36A1095FF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agrama de Casos de Uso</text:p>
      <text:p text:style-name="P2"><draw:frame draw:style-name="fr1" draw:name="Image3" text:anchor-type="paragraph" svg:x="1.3374in" svg:y="0.1181in" svg:width="4.1736in" svg:height="2.3429in" draw:z-index="2"><draw:image xlink:href="Pictures/100000000000021A0000012E20D4022049EE9D19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9:04:10.620156449</meta:creation-date>
    <dc:date>2019-01-24T19:10:32.713968227</dc:date>
    <meta:editing-duration>PT6M24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1" meta:paragraph-count="3" meta:word-count="11" meta:character-count="67" meta:non-whitespace-character-count="59"/>
  </office:meta>
</office:document-meta>
</file>